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5.5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vertical-align="top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6"/>
        <table:table-column table:style-name="co4" table:default-cell-style-name="ce6"/>
        <table:table-column table:style-name="co1" table:number-columns-repeated="1018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Abilities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>
            <text:p>Flinch</text:p>
          </table:table-cell>
          <table:table-cell table:style-name="ce4"/>
          <table:table-cell office:value-type="string">
            <text:p>Target is caught off balance, out of position, temporarily stunned, or otherwise unprepared. Cannot block, parry or dodge, and must rely on armour for protection.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" office:value-type="string">
            <text:p>Down</text:p>
          </table:table-cell>
          <table:table-cell table:style-name="ce4"/>
          <table:table-cell office:value-type="string">
            <text:p>the opponent is off his feat. 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elee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odifier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1" table:number-columns-repeated="2"/>
          <table:table-cell table:style-name="ce5" office:value-type="string">
            <text:p>name</text:p>
          </table:table-cell>
          <table:table-cell table:style-name="ce5" office:value-type="string">
            <text:p>value</text:p>
          </table:table-cell>
          <table:table-cell table:style-name="ce7" office:value-type="string">
            <text:p>code</text:p>
          </table:table-cell>
          <table:table-cell table:style-name="ce7" office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>
            <text:p>unparriable</text:p>
          </table:table-cell>
          <table:table-cell office:value-type="string">
            <text:p>true/false</text:p>
          </table:table-cell>
          <table:table-cell office:value-type="string">
            <text:p>unparry</text:p>
          </table:table-cell>
          <table:table-cell office:value-type="string">
            <text:p>cannot be parri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ard</text:p>
          </table:table-cell>
          <table:table-cell office:value-type="string">
            <text:p>+int</text:p>
          </table:table-cell>
          <table:table-cell office:value-type="string">
            <text:p>hard</text:p>
          </table:table-cell>
          <table:table-cell office:value-type="string">
            <text:p>difficult to parr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stant</text:p>
          </table:table-cell>
          <table:table-cell office:value-type="string">
            <text:p>true/false</text:p>
          </table:table-cell>
          <table:table-cell office:value-type="string">
            <text:p>instant</text:p>
          </table:table-cell>
          <table:table-cell office:value-type="string">
            <text:p>cannot be dodg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ast</text:p>
          </table:table-cell>
          <table:table-cell office:value-type="string">
            <text:p>+int</text:p>
          </table:table-cell>
          <table:table-cell office:value-type="string">
            <text:p>fast</text:p>
          </table:table-cell>
          <table:table-cell office:value-type="string">
            <text:p>difficult to dod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rutal</text:p>
          </table:table-cell>
          <table:table-cell office:value-type="string">
            <text:p>+int</text:p>
          </table:table-cell>
          <table:table-cell office:value-type="string">
            <text:p>burtal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22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n </meta:initial-creator>
    <meta:creation-date>2010-11-22T17:12:20</meta:creation-date>
    <dc:date>2011-01-17T22:54:04</dc:date>
    <dc:creator>Lorin </dc:creator>
    <meta:editing-duration>PT04H19M25S</meta:editing-duration>
    <meta:editing-cycles>4</meta:editing-cycles>
    <meta:generator>OpenOffice.org/3.2$Unix OpenOffice.org_project/320m12$Build-9483</meta:generator>
    <meta:document-statistic meta:table-count="3" meta:cell-count="30" meta:object-count="0"/>
  </office:meta>
</office:document-meta>
</file>